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ac5ac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5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6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061d" officeooo:paragraph-rsid="001abaa9" style:text-blinking="false" fo:background-color="transparent"/>
    </style:style>
    <style:style style:name="P8" style:family="paragraph" style:parent-style-name="Table_20_Contents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03ea" officeooo:paragraph-rsid="001b03ea" style:text-blinking="false" fo:background-color="transparent" style:font-weight-asian="normal" style:font-weight-complex="normal"/>
    </style:style>
    <style:style style:name="T1" style:family="text">
      <style:text-properties officeooo:rsid="000ac5ac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officeooo:rsid="001abaa9" style:text-blinking="false" fo:background-color="transparent" loext:char-shading-value="0"/>
    </style:style>
    <style:style style:name="T3" style:family="text">
      <style:text-properties officeooo:rsid="001bf1b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ssion 3 – </text:span><text:span text:style-name="T2">Stacks and Hyperstacks</text:span></text:p>
      <text:p text:style-name="P2"/>
      <text:p text:style-name="P2"/>
      <text:p text:style-name="P2"/>
      <text:p text:style-name="P3">Learning Outcomes</text:p>
      <text:p text:style-name="P2"/>
      <text:list xml:id="list2590137088" text:style-name="L1">
        <text:list-item>
          <text:p text:style-name="P7">Identify the tools for opening multidimensional data and the importance of dimensional order</text:p>
        </text:list-item>
        <text:list-item>
          <text:p text:style-name="P7">Apply 3D projections, multidimensional cropping and concatenation</text:p>
        </text:list-item>
        <text:list-item>
          <text:p text:style-name="P7">Use the 3D viewer</text:p>
        </text:list-item>
      </text:list>
      <text:p text:style-name="P4"/>
      <text:p text:style-name="P4"/>
      <text:p text:style-name="P6">Session summary</text:p>
      <text:list xml:id="list2908477616" text:style-name="L3">
        <text:list-item>
          <text:p text:style-name="P8">Introduction to stacks, hyperstacks, dimensional order (5 mins)</text:p>
        </text:list-item>
        <text:list-item>
          <text:p text:style-name="P8">Opening high-dimensional files, changing dimensions (5 mins)</text:p>
        </text:list-item>
        <text:list-item>
          <text:p text:style-name="P8">Projections (5 mins)</text:p>
        </text:list-item>
        <text:list-item>
          <text:p text:style-name="P8">Multidimensional cropping/concatenation, 3D viewer (5 mins)</text:p>
        </text:list-item>
        <text:list-item>
          <text:p text:style-name="P8">Challenge: a hyperstack has lost all its dimensional info and is being displayed as a single stack. Can you restore the original dimensions and create a hyperstack of Z-projections? <text:span text:style-name="T3">(10 mins)</text:span></text:p>
          <text:p text:style-name="P8"/>
        </text:list-item>
      </text:list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10T16:58:14.630271975</dc:date>
    <meta:editing-duration>P1DT1H53M26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97" meta:character-count="642" meta:non-whitespace-character-count="564"/>
  </office:meta>
</office:document-meta>
</file>